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8cm"/>
    </style:style>
    <style:style style:name="gr3" style:family="graphic" style:parent-style-name="standard">
      <style:graphic-properties svg:stroke-width="0.102cm" svg:stroke-color="#0066cc" draw:marker-start-width="0.509cm" draw:marker-end-width="0.509cm" draw:fill-color="#dd4814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4.699cm"/>
    </style:style>
    <style:style style:name="gr5" style:family="graphic" style:parent-style-name="standard">
      <style:graphic-properties draw:stroke="none" svg:stroke-color="#000000" draw:fill="solid" draw:fill-color="#cc99cc" draw:textarea-horizontal-align="left" draw:auto-grow-height="true" draw:auto-grow-width="true" fo:min-height="0.727cm" fo:min-width="0cm"/>
    </style:style>
    <style:style style:name="gr6" style:family="graphic" style:parent-style-name="standard">
      <style:graphic-properties draw:fill="solid" draw:fill-color="#cc99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cc99cc" draw:textarea-horizontal-align="left" draw:auto-grow-height="true" draw:auto-grow-width="true" fo:min-height="0.726cm" fo:min-width="0cm"/>
    </style:style>
    <style:style style:name="gr8" style:family="graphic" style:parent-style-name="standard">
      <style:graphic-properties svg:stroke-width="0.102cm" svg:stroke-color="#ffd320" draw:marker-start-width="0.509cm" draw:marker-end-width="0.509cm" draw:fill="solid" draw:fill-color="#cc99cc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solid" draw:fill-color="#cc99cc" draw:textarea-horizontal-align="left" draw:auto-grow-height="true" draw:auto-grow-width="true" fo:min-height="0.816cm" fo:min-width="0cm"/>
    </style:style>
    <style:style style:name="gr10" style:family="graphic" style:parent-style-name="standard">
      <style:graphic-properties draw:stroke="none" svg:stroke-color="#000000" draw:fill="none" draw:fill-color="#ffffff" fo:min-height="5.211cm"/>
    </style:style>
    <style:style style:name="gr1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226cm"/>
    </style:style>
    <style:style style:name="gr14" style:family="graphic" style:parent-style-name="standard">
      <style:graphic-properties svg:stroke-width="0.102cm" svg:stroke-color="#2c001e" draw:marker-start-width="0.509cm" draw:marker-end-width="0.509cm" draw:fill-color="#ffff99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5.4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text-properties style:font-name="Arial Black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>
      <style:text-properties style:font-name="Arial Black" fo:font-size="15pt" style:font-size-asian="15pt" style:font-size-complex="15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style:font-name="Arial Black" fo:font-size="20pt" style:font-size-asian="20pt" style:font-size-complex="20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style:font-name="Arial Black" fo:font-size="18pt" style:font-size-asian="18pt" style:font-size-complex="18pt"/>
    </style:style>
    <style:style style:name="T1" style:family="text">
      <style:text-properties style:font-name="Arial Black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Arial Black" fo:font-size="15pt" style:font-size-asian="15pt" style:font-size-complex="15pt"/>
    </style:style>
    <style:style style:name="T3" style:family="text">
      <style:text-properties style:font-name="Arial Black" fo:font-size="20pt" style:font-size-asian="20pt" style:font-size-complex="20pt"/>
    </style:style>
    <style:style style:name="T4" style:family="text">
      <style:text-properties style:font-name="Arial Black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8.636cm" svg:x="1.254cm" svg:y="6.96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23cm" svg:height="1.018cm" svg:x="2.032cm" svg:y="7.094cm">
          <draw:text-box>
            <text:p><text:span text:style-name="T1">Simulation Cells</text:span></text:p>
          </draw:text-box>
        </draw:frame>
        <draw:g>
          <draw:custom-shape draw:style-name="gr3" draw:text-style-name="P1" draw:layer="layout" svg:width="5.588cm" svg:height="1.651cm" svg:x="2.143cm" svg:y="10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588cm" svg:height="1.651cm" svg:x="2.143cm" svg:y="8.3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588cm" svg:height="1.651cm" svg:x="2.144cm" svg:y="11.5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588cm" svg:height="1.651cm" svg:x="2.143cm" svg:y="13.192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5.334cm" svg:height="5.227cm" svg:x="2.524cm" svg:y="8.727cm">
          <draw:text-box>
            <text:p><text:span text:style-name="T2">* Cell One</text:span></text:p>
            <text:p><text:span text:style-name="T2"/></text:p>
            <text:p><text:span text:style-name="T2">* Cell Two . . .</text:span></text:p>
            <text:p><text:span text:style-name="T2"/></text:p>
            <text:p><text:span text:style-name="T2">. . .</text:span></text:p>
            <text:p><text:span text:style-name="T2"/></text:p>
            <text:p><text:span text:style-name="T2">* Cell n</text:span></text:p>
            <text:p><text:span text:style-name="T2"/></text:p>
          </draw:text-box>
        </draw:frame>
        <draw:g>
          <draw:g>
            <draw:frame draw:style-name="gr5" draw:layer="layout" svg:width="0.502cm" svg:height="1.195cm" svg:x="9.509cm" svg:y="8cm">
              <draw:text-box>
                <text:p/>
              </draw:text-box>
            </draw:frame>
            <draw:custom-shape draw:style-name="gr6" draw:text-style-name="P1" draw:layer="layout" svg:width="6.35cm" svg:height="8.636cm" svg:x="9.128cm" svg:y="6.969cm">
              <text:p/>
              <draw:enhanced-geometry svg:viewBox="0 0 21600 21600" draw:type="rectangle" draw:enhanced-path="M 0 0 L 21600 0 21600 21600 0 21600 0 0 Z N"/>
            </draw:custom-shape>
            <draw:frame draw:style-name="gr7" draw:layer="layout" svg:width="0.502cm" svg:height="1.195cm" svg:x="10.633cm" svg:y="7.282cm">
              <draw:text-box>
                <text:p/>
              </draw:text-box>
            </draw:frame>
            <draw:g>
              <draw:custom-shape draw:style-name="gr8" draw:text-style-name="P1" draw:layer="layout" svg:width="5.588cm" svg:height="1.675cm" svg:x="9.541cm" svg:y="9.934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5.588cm" svg:height="1.676cm" svg:x="9.541cm" svg:y="8.258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5.588cm" svg:height="1.676cm" svg:x="9.542cm" svg:y="11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5.588cm" svg:height="1.676cm" svg:x="9.541cm" svg:y="13.15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9" draw:text-style-name="P2" draw:layer="layout" svg:width="5.353cm" svg:height="1.066cm" svg:x="9.539cm" svg:y="7.024cm">
              <draw:text-box>
                <text:p><text:span text:style-name="T1">Coordinate List</text:span></text:p>
              </draw:text-box>
            </draw:frame>
          </draw:g>
        </draw:g>
        <draw:frame draw:style-name="gr10" draw:text-style-name="P5" draw:layer="layout" svg:width="5.334cm" svg:height="6.061cm" svg:x="9.382cm" svg:y="8.528cm">
          <draw:text-box>
            <text:p text:style-name="P4"><text:span text:style-name="T3">* Vertex 1</text:span></text:p>
            <text:p text:style-name="P4"><text:span text:style-name="T3"/></text:p>
            <text:p text:style-name="P4"><text:span text:style-name="T3">* Vertex 2</text:span></text:p>
            <text:p text:style-name="P4"><text:span text:style-name="T3"/></text:p>
            <text:p text:style-name="P4"><text:span text:style-name="T3">...</text:span></text:p>
            <text:p text:style-name="P4"><text:span text:style-name="T3"/></text:p>
            <text:p text:style-name="P4"><text:span text:style-name="T3">* Vertex n</text:span></text:p>
          </draw:text-box>
        </draw:frame>
        <draw:line draw:style-name="gr11" draw:text-style-name="P1" draw:layer="layout" svg:x1="7.731cm" svg:y1="9.128cm" svg:x2="9.636cm" svg:y2="9.128cm">
          <text:p/>
        </draw:line>
        <draw:line draw:style-name="gr11" draw:text-style-name="P1" draw:layer="layout" svg:x1="7.731cm" svg:y1="9.128cm" svg:x2="9.509cm" svg:y2="10.525cm">
          <text:p/>
        </draw:line>
        <draw:line draw:style-name="gr11" draw:text-style-name="P1" draw:layer="layout" svg:x1="7.731cm" svg:y1="9.128cm" svg:x2="9.509cm" svg:y2="12.176cm">
          <text:p/>
        </draw:line>
        <draw:line draw:style-name="gr11" draw:text-style-name="P1" draw:layer="layout" svg:x1="7.731cm" svg:y1="10.779cm" svg:x2="9.509cm" svg:y2="9.128cm">
          <text:p/>
        </draw:line>
        <draw:line draw:style-name="gr11" draw:text-style-name="P1" draw:layer="layout" svg:x1="7.731cm" svg:y1="10.779cm" svg:x2="9.636cm" svg:y2="12.303cm">
          <text:p/>
        </draw:line>
        <draw:line draw:style-name="gr11" draw:text-style-name="P1" draw:layer="layout" svg:x1="7.731cm" svg:y1="10.779cm" svg:x2="9.636cm" svg:y2="12.938cm">
          <text:p/>
        </draw:line>
        <draw:line draw:style-name="gr11" draw:text-style-name="P1" draw:layer="layout" svg:x1="7.731cm" svg:y1="13.827cm" svg:x2="9.509cm" svg:y2="12.303cm">
          <text:p/>
        </draw:line>
        <draw:line draw:style-name="gr11" draw:text-style-name="P1" draw:layer="layout" svg:x1="9.636cm" svg:y1="14.081cm" svg:x2="7.731cm" svg:y2="13.827cm">
          <text:p/>
        </draw:line>
        <draw:line draw:style-name="gr11" draw:text-style-name="P1" draw:layer="layout" svg:x1="9.509cm" svg:y1="10.525cm" svg:x2="7.731cm" svg:y2="13.827cm">
          <text:p/>
        </draw:line>
        <draw:custom-shape draw:style-name="gr12" draw:text-style-name="P1" draw:layer="layout" svg:width="2.413cm" svg:height="8.636cm" svg:x="17.256cm" svg:y="7.096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0.889cm" svg:height="1.476cm" svg:x="17.875cm" svg:y="7.343cm">
          <draw:text-box>
            <text:p><text:span text:style-name="T1">X</text:span></text:p>
          </draw:text-box>
        </draw:frame>
        <draw:g>
          <draw:custom-shape draw:style-name="gr14" draw:text-style-name="P1" draw:layer="layout" svg:width="1.906cm" svg:height="1.604cm" svg:x="17.493cm" svg:y="10.1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906cm" svg:height="1.604cm" svg:x="17.493cm" svg:y="8.57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906cm" svg:height="1.604cm" svg:x="17.493cm" svg:y="11.71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906cm" svg:height="1.603cm" svg:x="17.493cm" svg:y="13.265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7" draw:layer="layout" svg:width="2.032cm" svg:height="5.715cm" svg:x="17.51cm" svg:y="8.874cm">
          <draw:text-box>
            <text:p text:style-name="P6"><text:span text:style-name="T4">* X1</text:span></text:p>
            <text:p text:style-name="P6"><text:span text:style-name="T4"/></text:p>
            <text:p text:style-name="P6"><text:span text:style-name="T4">* X2</text:span></text:p>
            <text:p text:style-name="P6"><text:span text:style-name="T4"/></text:p>
            <text:p text:style-name="P6"><text:span text:style-name="T4">...</text:span></text:p>
            <text:p text:style-name="P6"><text:span text:style-name="T4"/></text:p>
            <text:p text:style-name="P6"><text:span text:style-name="T4">* Xn</text:span></text:p>
          </draw:text-box>
        </draw:frame>
        <draw:g>
          <draw:g>
            <draw:custom-shape draw:style-name="gr12" draw:text-style-name="P1" draw:layer="layout" svg:width="8.636cm" svg:height="2.286cm" svg:x="11.287cm" svg:y="16.748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2" draw:layer="layout" svg:width="0.908cm" svg:height="0.911cm" svg:x="11.848cm" svg:y="17.383cm">
              <draw:text-box>
                <text:p><text:span text:style-name="T1">Y</text:span></text:p>
              </draw:text-box>
            </draw:frame>
            <draw:g>
              <draw:custom-shape draw:style-name="gr14" draw:text-style-name="P1" draw:layer="layout" svg:width="1.906cm" svg:height="1.604cm" draw:transform="rotate (1.5707963267949) translate (14.778cm 18.881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4cm" draw:transform="rotate (1.5707963267949) translate (13.174cm 18.881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4cm" draw:transform="rotate (1.5707963267949) translate (16.313cm 18.881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3cm" draw:transform="rotate (1.5707963267949) translate (17.863cm 18.881cm)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7" draw:text-style-name="P7" draw:layer="layout" svg:width="6.477cm" svg:height="1.741cm" svg:x="13.295cm" svg:y="17.256cm">
              <draw:text-box>
                <text:p text:style-name="P6"><text:span text:style-name="T4">Y1 <text:s text:c="3"/>Y2 <text:s text:c="4"/>... <text:s text:c="3"/>Yn <text:s text:c="5"/></text:span></text:p>
              </draw:text-box>
            </draw:frame>
          </draw:g>
        </draw:g>
        <draw:line draw:style-name="gr11" draw:text-style-name="P1" draw:layer="layout" svg:x1="15.097cm" svg:y1="9.001cm" svg:x2="17.383cm" svg:y2="9.382cm">
          <text:p/>
        </draw:line>
        <draw:line draw:style-name="gr11" draw:text-style-name="P1" draw:layer="layout" svg:x1="15.097cm" svg:y1="9.001cm" svg:x2="14.081cm" svg:y2="17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5-02-25T23:22:55.195124615</meta:creation-date>
    <dc:date>2015-04-15T00:19:26.200371405</dc:date>
    <meta:editing-duration>PT21M10S</meta:editing-duration>
    <meta:editing-cycles>13</meta:editing-cycles>
    <meta:generator>LibreOffice/4.2.7.2$Linux_X86_64 LibreOffice_project/420m0$Build-2</meta:generator>
    <meta:document-statistic meta:object-count="49"/>
  </office:meta>
</office:document-meta>
</file>